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style:font-name="Segoe UI" fo:font-size="12pt" officeooo:paragraph-rsid="0015efcc" style:font-size-asian="10.5pt" style:font-size-complex="12pt"/>
    </style:style>
    <style:style style:name="P2" style:family="paragraph" style:parent-style-name="Heading_20_3">
      <style:text-properties style:font-name="Segoe UI"/>
    </style:style>
    <style:style style:name="P3" style:family="paragraph" style:parent-style-name="Heading_20_3">
      <style:text-properties style:font-name="Segoe UI" officeooo:paragraph-rsid="00165122"/>
    </style:style>
    <style:style style:name="P4" style:family="paragraph" style:parent-style-name="Standard">
      <style:text-properties style:font-name="Segoe UI"/>
    </style:style>
    <style:style style:name="P5" style:family="paragraph" style:parent-style-name="Standard">
      <style:text-properties style:font-name="Segoe UI" officeooo:paragraph-rsid="0015efcc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5122" officeooo:paragraph-rsid="001651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2pt" fo:font-style="normal" fo:text-shadow="none" style:text-underline-style="none" fo:font-weight="normal" officeooo:rsid="0015efcc" officeooo:paragraph-rsid="0015efcc" style:font-name-asian="NSimSun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2pt" fo:font-style="normal" fo:text-shadow="none" style:text-underline-style="none" fo:font-weight="normal" officeooo:rsid="00165122" officeooo:paragraph-rsid="001651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style:font-name="Segoe UI"/>
    </style:style>
    <style:style style:name="P11" style:family="paragraph" style:parent-style-name="Title">
      <style:text-properties officeooo:rsid="00165122" officeooo:paragraph-rsid="00165122"/>
    </style:style>
    <style:style style:name="P12" style:family="paragraph" style:parent-style-name="Heading_20_1">
      <style:text-properties style:font-name="Segoe UI"/>
    </style:style>
    <style:style style:name="P13" style:family="paragraph" style:parent-style-name="Heading_20_2">
      <style:text-properties style:font-name="Segoe UI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2pt" fo:font-style="normal" fo:text-shadow="none" style:text-underline-style="none" fo:font-weight="normal" officeooo:rsid="0015efcc" officeooo:paragraph-rsid="0015efcc" style:font-name-asian="NSimSun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2pt" fo:font-style="normal" fo:text-shadow="none" style:text-underline-style="none" fo:font-weight="normal" officeooo:rsid="00184d60" officeooo:paragraph-rsid="00184d60" style:font-name-asian="NSimSun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65122"/>
    </style:style>
    <style:style style:name="T2" style:family="text">
      <style:text-properties style:font-name="Segoe UI"/>
    </style:style>
    <style:style style:name="T3" style:family="text">
      <style:text-properties officeooo:rsid="0017e4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1">Contenu de la page d’accueil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En tête</text:p>
          </table:table-cell>
        </table:table-row>
        <table:table-row>
          <table:table-cell table:style-name="Tableau1.A2" office:value-type="string">
            <text:p text:style-name="P7">Illustration : illutration-header-homepage.<text:span text:style-name="T3">svg</text:span></text:p>
            <text:h text:style-name="P13" text:outline-level="2">Revolutionnez votre worflow !</text:h>
            <text:p text:style-name="P7">Lorem ipsum dolor sit amet consectetur adipisicing elit. Consequatur, voluptatum omnis! Nesciunt fuga illum magnam. </text:p>
            <text:p text:style-name="P7"/>
            <text:p text:style-name="P7">Découvrir</text:p>
          </table:table-cell>
        </table:table-row>
      </table:table>
      <text:h text:style-name="P1" text:outline-level="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Bloc 1</text:p>
          </table:table-cell>
        </table:table-row>
        <table:table-row>
          <table:table-cell table:style-name="Tableau2.A2" office:value-type="string">
            <text:p text:style-name="P7">Illustration : illutration-feature-0<text:span text:style-name="T3">1</text:span>.svg</text:p>
            <text:h text:style-name="P2" text:outline-level="3">Deserunt quis minim minim laborum quis nostrud ex sint</text:h>
            <text:p text:style-name="P7">Lorem ipsum dolor sit amet, consectetur adipisicing elit. Quae veritatis aut expedita minus, temporibus qui repellendus aliquam, dolorum fugit numquam, velit necessitatibus iusto ab libero ex cum quisquam maxime culpa. <text:s/></text:p>
            <text:p text:style-name="P7"/>
          </table:table-cell>
        </table:table-row>
      </table:table>
      <text:p text:style-name="P5"/>
      <text:p text:style-name="P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Bloc 2</text:p>
          </table:table-cell>
        </table:table-row>
        <table:table-row>
          <table:table-cell table:style-name="Tableau3.A2" office:value-type="string">
            <text:p text:style-name="P7">Illustration : illutration-feature-0<text:span text:style-name="T3">2</text:span>.svg</text:p>
            <text:h text:style-name="P2" text:outline-level="3">Amet et quis eu laboris qui enim qui voluptate sit</text:h>
            <text:p text:style-name="P7">Lorem ipsum dolor sit amet, consectetur adipisicing elit. Quae veritatis aut expedita minus, temporibus qui repellendus aliquam, dolorum fugit numquam, velit necessitatibus iusto ab libero ex cum quisquam maxime culpa. </text:p>
            <text:p text:style-name="P7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Bloc 3</text:p>
          </table:table-cell>
        </table:table-row>
        <table:table-row>
          <table:table-cell table:style-name="Tableau4.A2" office:value-type="string">
            <text:p text:style-name="P7">Illustration : illutration-feature-03.svg</text:p>
            <text:h text:style-name="P2" text:outline-level="3">Amet et quis eu laboris qui enim qui voluptate sit</text:h>
            <text:p text:style-name="P7">Lorem ipsum dolor sit amet, consectetur adipisicing elit. Quae veritatis aut expedita minus, temporibus qui repellendus aliquam, dolorum fugit numquam, velit necessitatibus iusto ab libero ex cum quisquam maxime culpa. . <text:s/></text:p>
          </table:table-cell>
        </table:table-row>
      </table:table>
      <text:p text:style-name="P5"><text:soft-page-break/></text:p>
      <text:p text:style-name="P5"/>
      <text:p text:style-name="P5"/>
      <text:p text:style-name="P5"/>
      <table:table table:name="Tableau5" table:style-name="Tableau5">
        <table:table-column table:style-name="Tableau5.A" table:number-columns-repeated="3"/>
        <table:table-row>
          <table:table-cell table:style-name="Tableau5.A1" table:number-columns-spanned="3" office:value-type="string">
            <text:p text:style-name="P6">Bloc Texte + icône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8">Icône : database.svg</text:p>
            <text:h text:style-name="P2" text:outline-level="3">Feature 01</text:h>
            <text:p text:style-name="P8">Lorem ipsum dolor, sit amet consectetur adipisicing elit </text:p>
          </table:table-cell>
          <table:table-cell table:style-name="Tableau5.A2" office:value-type="string">
            <text:p text:style-name="P8">Icône : bolt.svg</text:p>
            <text:h text:style-name="P2" text:outline-level="3">Feature 02</text:h>
            <text:p text:style-name="P10">Cupidatat do voluptate do dolor ut ipsum labore officia fugiat.</text:p>
            <text:p text:style-name="P9"/>
          </table:table-cell>
          <table:table-cell table:style-name="Tableau5.C2" office:value-type="string">
            <text:p text:style-name="P4">Icône : <text:span text:style-name="T1">cog</text:span>.svg</text:p>
            <text:h text:style-name="P3" text:outline-level="3">Feature 03</text:h>
            <text:p text:style-name="P10">Incididunt laborum labore deserunt in nulla exercitation et ea consectetur in irure esse.</text:p>
            <text:p text:style-name="P9"/>
          </table:table-cell>
        </table:table-row>
        <table:table-row>
          <table:table-cell table:style-name="Tableau5.A2" office:value-type="string">
            <text:p text:style-name="P8">Icône : exchange-alt.svg</text:p>
            <text:h text:style-name="P2" text:outline-level="3">Feature 04</text:h>
            <text:p text:style-name="P10">Est dolore quis in mollit ex enim cillum deserunt minim dolore.</text:p>
            <text:p text:style-name="P9"/>
          </table:table-cell>
          <table:table-cell table:style-name="Tableau5.A2" office:value-type="string">
            <text:p text:style-name="P8">Icône : lock-access.svg</text:p>
            <text:h text:style-name="P2" text:outline-level="3">Feature 05</text:h>
            <text:p text:style-name="P10">Sit et non deserunt veniam. </text:p>
          </table:table-cell>
          <table:table-cell table:style-name="Tableau5.C2" office:value-type="string">
            <text:p text:style-name="P8">Icône : mailbox.svg</text:p>
            <text:h text:style-name="P2" text:outline-level="3">Feature 06</text:h>
            <text:p text:style-name="P10">Laborum in nisi minim minim ullamco. </text:p>
          </table:table-cell>
        </table:table-row>
      </table:table>
      <text:p text:style-name="P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Bloc témoignages</text:p>
          </table:table-cell>
        </table:table-row>
        <table:table-row>
          <table:table-cell table:style-name="Tableau6.A2" office:value-type="string">
            <text:h text:style-name="Heading_20_2" text:outline-level="2"><text:span text:style-name="T2">Nos clients adorent notre solution</text:span> </text:h>
          </table:table-cell>
        </table:table-row>
        <table:table-row>
          <table:table-cell table:style-name="Tableau6.A2" office:value-type="string">
            <text:p text:style-name="P8">Témoignage 1</text:p>
            <text:p text:style-name="P8">Photo : user-01.<text:span text:style-name="T3">png</text:span></text:p>
            <text:p text:style-name="P6"><text:span text:style-name="Strong_20_Emphasis"><text:span text:style-name="T2">Sarah Michu</text:span></text:span><text:span text:style-name="T2"> </text:span></text:p>
            <text:p text:style-name="P8">Lorem ipsum dolor sit, amet consectetur adipisicing elit. Iure quod alias minus explicabo quam maxime, sunt facilis accusantium dolorum sit laboriosam quae dicta. Suscipit asperiores illum aperiam placeat modi porro. </text:p>
          </table:table-cell>
        </table:table-row>
        <table:table-row>
          <table:table-cell table:style-name="Tableau6.A2" office:value-type="string">
            <text:p text:style-name="P8">Témoignage 2</text:p>
            <text:p text:style-name="P8">Photo : user-02.<text:span text:style-name="T3">png</text:span></text:p>
            <text:p text:style-name="P6"><text:span text:style-name="Strong_20_Emphasis"><text:span text:style-name="T2">John Doe</text:span></text:span></text:p>
            <text:p text:style-name="P8">Lorem ipsum dolor sit, amet consectetur adipisicing elit. Iure quod alias minus explicabo quam maxime, sunt facilis accusantium dolorum sit laboriosam quae dicta. Suscipit asperiores illum aperiam placeat modi porro.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08:30:08.460000000</meta:creation-date>
    <dc:date>2020-09-28T17:35:22.257000000</dc:date>
    <meta:editing-duration>PT12M1S</meta:editing-duration>
    <meta:editing-cycles>2</meta:editing-cycles>
    <meta:generator>LibreOffice/6.3.3.2$Windows_X86_64 LibreOffice_project/a64200df03143b798afd1ec74a12ab50359878ed</meta:generator>
    <meta:document-statistic meta:table-count="6" meta:image-count="0" meta:object-count="0" meta:page-count="2" meta:paragraph-count="47" meta:word-count="333" meta:character-count="2290" meta:non-whitespace-character-count="1991"/>
  </office:meta>
</office:document-meta>
</file>